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dulerHelper.SchedulerHelper( Map _objectModel , Parameters _parameters , Logger _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dulerHelper.createParame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